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aad" draw:textarea-horizontal-align="justify" draw:textarea-vertical-align="middle" draw:auto-grow-height="false" fo:min-height="0.789cm" fo:min-width="0.661cm"/>
    </style:style>
    <style:style style:name="gr2" style:family="graphic" style:parent-style-name="standard">
      <style:graphic-properties draw:fill-color="#00aaad" draw:textarea-horizontal-align="justify" draw:textarea-vertical-align="middle" draw:auto-grow-height="false" fo:min-height="0.788cm" fo:min-width="0.659cm"/>
    </style:style>
    <style:style style:name="gr3" style:family="graphic" style:parent-style-name="standard">
      <style:graphic-properties draw:fill-color="#00aaad" draw:textarea-horizontal-align="justify" draw:textarea-vertical-align="middle" draw:auto-grow-height="false" fo:min-height="0.79cm" fo:min-width="0.658cm"/>
    </style:style>
    <style:style style:name="gr4" style:family="graphic" style:parent-style-name="standard">
      <style:graphic-properties draw:fill-color="#00aaad" draw:textarea-horizontal-align="justify" draw:textarea-vertical-align="middle" draw:auto-grow-height="false" fo:min-height="0.732cm" fo:min-width="0.658cm"/>
    </style:style>
    <style:style style:name="gr5" style:family="graphic" style:parent-style-name="standard">
      <style:graphic-properties draw:fill-color="#ffe5ca" draw:textarea-horizontal-align="justify" draw:textarea-vertical-align="middle" draw:auto-grow-height="false" fo:min-height="0.789cm" fo:min-width="0.661cm"/>
    </style:style>
    <style:style style:name="gr6" style:family="graphic" style:parent-style-name="standard">
      <style:graphic-properties draw:fill-color="#ffe5ca" draw:textarea-horizontal-align="justify" draw:textarea-vertical-align="middle" draw:auto-grow-height="false" fo:min-height="0.788cm" fo:min-width="0.659cm"/>
    </style:style>
    <style:style style:name="gr7" style:family="graphic" style:parent-style-name="standard">
      <style:graphic-properties draw:fill-color="#ffe5ca" draw:textarea-horizontal-align="justify" draw:textarea-vertical-align="middle" draw:auto-grow-height="false" fo:min-height="0.79cm" fo:min-width="0.658cm"/>
    </style:style>
    <style:style style:name="gr8" style:family="graphic" style:parent-style-name="standard">
      <style:graphic-properties draw:fill-color="#ffe5ca" draw:textarea-horizontal-align="justify" draw:textarea-vertical-align="middle" draw:auto-grow-height="false" fo:min-height="0.791cm" fo:min-width="0.658cm"/>
    </style:style>
    <style:style style:name="gr9" style:family="graphic" style:parent-style-name="standard">
      <style:graphic-properties draw:fill-color="#f68e76" draw:textarea-horizontal-align="justify" draw:textarea-vertical-align="middle" draw:auto-grow-height="false" fo:min-height="0.791cm" fo:min-width="0.6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fill-color="#00aaad" draw:textarea-horizontal-align="justify" draw:textarea-vertical-align="middle" draw:auto-grow-height="false" fo:min-height="1.274cm" fo:min-width="1.278cm"/>
    </style:style>
    <style:style style:name="gr13" style:family="graphic" style:parent-style-name="standard">
      <style:graphic-properties draw:fill-color="#00aaad" draw:textarea-horizontal-align="justify" draw:textarea-vertical-align="middle" draw:auto-grow-height="false" fo:min-height="0.828cm" fo:min-width="1.065cm"/>
    </style:style>
    <style:style style:name="gr14" style:family="graphic" style:parent-style-name="standard">
      <style:graphic-properties draw:fill-color="#ffe5ca" draw:textarea-horizontal-align="justify" draw:textarea-vertical-align="middle" draw:auto-grow-height="false" fo:min-height="1.274cm" fo:min-width="1.278cm"/>
    </style:style>
    <style:style style:name="gr15" style:family="graphic" style:parent-style-name="standard">
      <style:graphic-properties draw:fill-color="#ffe5ca" draw:textarea-horizontal-align="justify" draw:textarea-vertical-align="middle" draw:auto-grow-height="false" fo:min-height="0.828cm" fo:min-width="1.065cm"/>
    </style:style>
    <style:style style:name="gr16" style:family="graphic" style:parent-style-name="standard">
      <style:graphic-properties draw:fill-color="#f68e76" draw:textarea-horizontal-align="justify" draw:textarea-vertical-align="middle" draw:auto-grow-height="false" fo:min-height="1.274cm" fo:min-width="1.278cm"/>
    </style:style>
    <style:style style:name="gr17" style:family="graphic" style:parent-style-name="standard">
      <style:graphic-properties draw:fill-color="#f68e76" draw:textarea-horizontal-align="justify" draw:textarea-vertical-align="middle" draw:auto-grow-height="false" fo:min-height="0.828cm" fo:min-width="1.065cm"/>
    </style:style>
    <style:style style:name="gr18" style:family="graphic" style:parent-style-name="objectwithoutfill">
      <style:graphic-properties draw:marker-end="Arrow" draw:marker-end-width="0.3cm" draw:fill="none" draw:fill-color="#f68e76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aaad"/>
      <style:paragraph-properties fo:text-align="center"/>
    </style:style>
    <style:style style:name="P3" style:family="paragraph">
      <loext:graphic-properties draw:fill-color="#ffe5ca"/>
      <style:paragraph-properties fo:text-align="center"/>
    </style:style>
    <style:style style:name="P4" style:family="paragraph">
      <loext:graphic-properties draw:fill-color="#f68e7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68e7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41cm" svg:height="1.469cm" svg:x="6.432cm" svg:y="1.123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39cm" svg:height="1.468cm" svg:x="2.087cm" svg:y="4.502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36cm" svg:height="1.47cm" svg:x="6.583cm" svg:y="4.409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8cm" svg:height="1.388cm" svg:x="3.953cm" svg:y="6.343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641cm" svg:height="1.469cm" svg:x="1.832cm" svg:y="1.323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641cm" svg:height="1.469cm" svg:x="14.833cm" svg:y="1.023cm">
          <text:p text:style-name="P1">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639cm" svg:height="1.468cm" svg:x="10.537cm" svg:y="4.429cm">
          <text:p text:style-name="P1">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636cm" svg:height="1.47cm" svg:x="14.984cm" svg:y="4.309cm">
          <text:p text:style-name="P1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638cm" svg:height="1.471cm" svg:x="15.054cm" svg:y="7.243cm">
          <text:p text:style-name="P1">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641cm" svg:height="1.469cm" svg:x="10.233cm" svg:y="1.223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638cm" svg:height="1.471cm" svg:x="8.455cm" svg:y="7.143cm">
          <text:p text:style-name="P1">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3.413cm" svg:y1="1.951cm" svg:x2="6.842cm" svg:y2="1.951cm">
          <text:p/>
        </draw:line>
        <draw:line draw:style-name="gr10" draw:text-style-name="P5" draw:layer="layout" svg:x1="2.651cm" svg:y1="2.84cm" svg:x2="2.778cm" svg:y2="4.745cm">
          <text:p/>
        </draw:line>
        <draw:line draw:style-name="gr10" draw:text-style-name="P5" draw:layer="layout" svg:x1="3.159cm" svg:y1="2.586cm" svg:x2="6.969cm" svg:y2="4.745cm">
          <text:p/>
        </draw:line>
        <draw:line draw:style-name="gr10" draw:text-style-name="P5" draw:layer="layout" svg:x1="6.842cm" svg:y1="5.634cm" svg:x2="5.318cm" svg:y2="6.904cm">
          <text:p/>
        </draw:line>
        <draw:line draw:style-name="gr10" draw:text-style-name="P5" draw:layer="layout" svg:x1="3.286cm" svg:y1="5.761cm" svg:x2="4.429cm" svg:y2="6.65cm">
          <text:p/>
        </draw:line>
        <draw:line draw:style-name="gr10" draw:text-style-name="P5" draw:layer="layout" svg:x1="11.668cm" svg:y1="2.586cm" svg:x2="15.478cm" svg:y2="7.539cm">
          <text:p/>
        </draw:line>
        <draw:line draw:style-name="gr10" draw:text-style-name="P5" draw:layer="layout" svg:x1="15.097cm" svg:y1="2.205cm" svg:x2="11.922cm" svg:y2="4.999cm">
          <text:p/>
        </draw:line>
        <draw:line draw:style-name="gr10" draw:text-style-name="P5" draw:layer="layout" svg:x1="15.605cm" svg:y1="2.459cm" svg:x2="15.732cm" svg:y2="4.491cm">
          <text:p/>
        </draw:line>
        <draw:line draw:style-name="gr10" draw:text-style-name="P5" draw:layer="layout" svg:x1="15.732cm" svg:y1="5.634cm" svg:x2="15.859cm" svg:y2="7.539cm">
          <text:p/>
        </draw:line>
        <draw:frame draw:style-name="gr11" draw:text-style-name="P6" draw:layer="layout" svg:width="17.78cm" svg:height="1.673cm" svg:x="1.127cm" svg:y="8.628cm">
          <draw:text-box>
            <text:p>The above graph should result in the following dict:</text:p>
          </draw:text-box>
        </draw:frame>
        <draw:custom-shape draw:style-name="gr12" draw:text-style-name="P2" draw:layer="layout" svg:width="1.778cm" svg:height="1.524cm" svg:x="2.016cm" svg:y="9.97cm">
          <text:p text:style-name="P1">A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794cm" svg:y1="10.732cm" svg:x2="4.937cm" svg:y2="10.732cm">
          <text:p/>
        </draw:line>
        <draw:custom-shape draw:style-name="gr13" draw:text-style-name="P2" draw:layer="layout" svg:width="2.213cm" svg:height="1.524cm" svg:x="4.883cm" svg:y="9.84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778cm" svg:height="1.524cm" svg:x="2.016cm" svg:y="11.671cm">
          <text:p text:style-name="P1">B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794cm" svg:y1="12.433cm" svg:x2="4.937cm" svg:y2="12.433cm">
          <text:p/>
        </draw:line>
        <draw:custom-shape draw:style-name="gr13" draw:text-style-name="P2" draw:layer="layout" svg:width="2.213cm" svg:height="1.524cm" svg:x="4.883cm" svg:y="11.54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778cm" svg:height="1.524cm" svg:x="2.016cm" svg:y="13.37cm">
          <text:p text:style-name="P1">C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794cm" svg:y1="14.132cm" svg:x2="4.937cm" svg:y2="14.132cm">
          <text:p/>
        </draw:line>
        <draw:custom-shape draw:style-name="gr13" draw:text-style-name="P2" draw:layer="layout" svg:width="2.213cm" svg:height="1.524cm" svg:x="4.883cm" svg:y="13.2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778cm" svg:height="1.524cm" svg:x="2.016cm" svg:y="15.071cm">
          <text:p text:style-name="P1">D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794cm" svg:y1="15.833cm" svg:x2="4.937cm" svg:y2="15.833cm">
          <text:p/>
        </draw:line>
        <draw:custom-shape draw:style-name="gr13" draw:text-style-name="P2" draw:layer="layout" svg:width="2.213cm" svg:height="1.524cm" svg:x="4.883cm" svg:y="14.94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778cm" svg:height="1.524cm" svg:x="2.016cm" svg:y="16.77cm">
          <text:p text:style-name="P1">E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794cm" svg:y1="17.532cm" svg:x2="4.937cm" svg:y2="17.532cm">
          <text:p/>
        </draw:line>
        <draw:custom-shape draw:style-name="gr13" draw:text-style-name="P2" draw:layer="layout" svg:width="2.213cm" svg:height="1.524cm" svg:x="4.883cm" svg:y="16.64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778cm" svg:height="1.524cm" svg:x="2.016cm" svg:y="18.471cm">
          <text:p text:style-name="P1">F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794cm" svg:y1="19.233cm" svg:x2="4.937cm" svg:y2="19.233cm">
          <text:p/>
        </draw:line>
        <draw:custom-shape draw:style-name="gr15" draw:text-style-name="P3" draw:layer="layout" svg:width="2.213cm" svg:height="1.524cm" svg:x="4.883cm" svg:y="18.34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778cm" svg:height="1.524cm" svg:x="2.016cm" svg:y="20.17cm">
          <text:p text:style-name="P1">G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794cm" svg:y1="20.932cm" svg:x2="4.937cm" svg:y2="20.932cm">
          <text:p/>
        </draw:line>
        <draw:custom-shape draw:style-name="gr15" draw:text-style-name="P3" draw:layer="layout" svg:width="2.213cm" svg:height="1.524cm" svg:x="4.883cm" svg:y="20.04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778cm" svg:height="1.524cm" svg:x="2.016cm" svg:y="21.871cm">
          <text:p text:style-name="P1">I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794cm" svg:y1="22.633cm" svg:x2="4.937cm" svg:y2="22.633cm">
          <text:p/>
        </draw:line>
        <draw:custom-shape draw:style-name="gr15" draw:text-style-name="P3" draw:layer="layout" svg:width="2.213cm" svg:height="1.524cm" svg:x="4.883cm" svg:y="21.74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778cm" svg:height="1.524cm" svg:x="2.016cm" svg:y="23.572cm">
          <text:p text:style-name="P1">H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794cm" svg:y1="24.334cm" svg:x2="4.937cm" svg:y2="24.334cm">
          <text:p/>
        </draw:line>
        <draw:custom-shape draw:style-name="gr15" draw:text-style-name="P3" draw:layer="layout" svg:width="2.213cm" svg:height="1.524cm" svg:x="4.883cm" svg:y="23.44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778cm" svg:height="1.524cm" svg:x="2.016cm" svg:y="25.271cm">
          <text:p text:style-name="P1">K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794cm" svg:y1="26.033cm" svg:x2="4.937cm" svg:y2="26.033cm">
          <text:p/>
        </draw:line>
        <draw:custom-shape draw:style-name="gr15" draw:text-style-name="P3" draw:layer="layout" svg:width="2.213cm" svg:height="1.524cm" svg:x="4.883cm" svg:y="25.14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1.778cm" svg:height="1.524cm" svg:x="2.016cm" svg:y="26.972cm">
          <text:p text:style-name="P1">L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3.794cm" svg:y1="27.734cm" svg:x2="4.937cm" svg:y2="27.734cm">
          <text:p/>
        </draw:line>
        <draw:custom-shape draw:style-name="gr17" draw:text-style-name="P4" draw:layer="layout" svg:width="2.213cm" svg:height="1.524cm" svg:x="4.883cm" svg:y="26.84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12.176cm" svg:y1="5.191cm" svg:x2="15.097cm" svg:y2="5.0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1T14:06:04.100626163</meta:creation-date>
    <dc:date>2021-08-22T01:00:44.447339901</dc:date>
    <meta:editing-duration>PT19M21S</meta:editing-duration>
    <meta:editing-cycles>8</meta:editing-cycles>
    <meta:generator>LibreOffice/6.0.7.3$Linux_X86_64 LibreOffice_project/00m0$Build-3</meta:generator>
    <meta:document-statistic meta:object-count="55"/>
  </office:meta>
</office:document-meta>
</file>